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06cm"/>
    </style:style>
    <style:style style:name="co3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bfb12" fo:border-left="none" fo:border-right="none" fo:border-top="0.74pt solid #000000"/>
    </style:style>
    <style:style style:name="ce2" style:family="table-cell" style:parent-style-name="Default">
      <style:table-cell-properties fo:border-bottom="0.74pt solid #000000" fo:background-color="#ffeb3b" fo:border-left="none" fo:border-right="none" fo:border-top="0.74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alise titl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Balises Sémantiques :</text:p>
            <text:p>Pas de nav</text:p>
            <text:p>Pas de main</text:p>
            <text:p>Pas de footer</text:p>
            <text:p>Pas de header </text:p>
            <text:p>Pas de article / section</text:p>
          </table:table-cell>
          <table:table-cell office:value-type="string" calcext:value-type="string">
            <text:p>Ajouter les 3 sections</text:p>
            <text:p>Voir pour mettre dans la footer cpyright / mentions legales, etc. plutot que foirm</text:p>
          </table:table-cell>
        </table:table-row>
        <table:table-row table:style-name="ro3">
          <table:table-cell/>
          <table:table-cell office:value-type="string" calcext:value-type="string">
            <text:p>Balises meta :</text:p>
            <text:p>H1 x2</text:p>
            <text:p>Pas de H2 mais H6. Ttles titres a revoir</text:p>
          </table:table-cell>
          <table:table-cell table:style-name="ce3" office:value-type="string" calcext:value-type="string">
            <text:p>Replacer les titres correctement avec le css approprié</text:p>
          </table:table-cell>
        </table:table-row>
        <table:table-row table:style-name="ro4">
          <table:table-cell/>
          <table:table-cell office:value-type="string" calcext:value-type="string">
            <text:p>Revoir la taille des images</text:p>
            <text:p>Slider : 1920 x 888</text:p>
            <text:p>A propos : 560x560</text:p>
            <text:p>Miniatures : ???</text:p>
            <text:p>Modal : width max 466 / height proportionnelle ?</text:p>
          </table:table-cell>
          <table:table-cell table:style-name="ce3" office:value-type="string" calcext:value-type="string">
            <text:p>Refaire la manip WebP → redim → compression</text:p>
          </table:table-cell>
        </table:table-row>
        <table:table-row table:style-name="ro1">
          <table:table-cell/>
          <table:table-cell office:value-type="string" calcext:value-type="string">
            <text:p>Compresser les im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ages : alt pas rempli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2:39:03.267000000</meta:creation-date>
    <dc:date>2024-06-10T21:36:32.221000000</dc:date>
    <meta:editing-duration>PT8H57M28S</meta:editing-duration>
    <meta:editing-cycles>4</meta:editing-cycles>
    <meta:generator>LibreOffice/7.4.4.2$Windows_X86_64 LibreOffice_project/85569322deea74ec9134968a29af2df5663baa21</meta:generator>
    <meta:document-statistic meta:table-count="1" meta:cell-count="9" meta:object-count="0"/>
  </office:meta>
</office:document-meta>
</file>